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urlz MT" svg:font-family="'Curlz MT'" style:font-family-generic="decorative" style:font-pitch="variable"/>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6" style:family="paragraph" style:parent-style-name="Standard">
      <style:text-properties style:font-name="Arial" fo:font-size="12pt" fo:font-weight="normal" style:font-size-asian="12pt" style:font-weight-asian="normal" style:font-size-complex="12pt" style:font-weight-complex="normal"/>
    </style:style>
    <style:style style:name="P7"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8"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9" style:family="paragraph" style:parent-style-name="Standard">
      <style:text-properties style:font-name="Arial" fo:font-size="12pt" fo:font-weight="normal" style:font-size-asian="12pt" style:font-weight-asian="normal" style:font-size-complex="12pt" style:font-weight-complex="normal"/>
    </style:style>
    <style:style style:name="P10" style:family="paragraph" style:parent-style-name="Standard">
      <style:paragraph-properties style:writing-mode="lr-tb"/>
      <style:text-properties style:font-name="Arial" fo:font-size="12pt" fo:font-weight="normal" style:font-size-asian="12pt" style:font-weight-asian="normal" style:font-size-complex="12pt" style:font-weight-complex="normal"/>
    </style:style>
    <style:style style:name="P11" style:family="paragraph" style:parent-style-name="Standard">
      <style:text-properties style:font-name="Arial" fo:font-size="10pt" fo:font-weight="normal" style:font-size-asian="10pt" style:font-weight-asian="normal" style:font-size-complex="10pt" style:font-weight-complex="normal"/>
    </style:style>
    <style:style style:name="P12" style:family="paragraph" style:parent-style-name="Standard" style:list-style-name="L3">
      <style:text-properties style:font-name="Arial" fo:font-size="10pt" fo:font-weight="normal"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14" style:family="paragraph">
      <style:paragraph-properties fo:text-align="center"/>
      <style:text-properties style:font-name="Snap ITC" fo:font-size="12pt"/>
    </style:style>
    <style:style style:name="P15" style:family="paragraph">
      <loext:graphic-properties draw:opacity="0%"/>
      <style:paragraph-properties fo:text-align="center" style:writing-mode="lr-tb"/>
      <style:text-properties style:font-name="Snap ITC" fo:font-size="12pt"/>
    </style:style>
    <style:style style:name="T1" style:family="text">
      <style:text-properties fo:color="#000000" loext:opacity="100%"/>
    </style:style>
    <style:style style:name="T2" style:family="text">
      <style:text-properties fo:color="#000000" loext:opacity="100%" officeooo:rsid="0022f743"/>
    </style:style>
    <style:style style:name="T3" style:family="text">
      <style:text-properties fo:color="#000000" loext:opacity="100%" fo:font-size="10pt" officeooo:rsid="0022f743" style:font-size-asian="10pt" style:font-size-complex="10pt"/>
    </style:style>
    <style:style style:name="T4" style:family="text">
      <style:text-properties style:font-name="Snap ITC" fo:font-size="16pt" style:font-size-asian="16pt" style:font-size-complex="16pt"/>
    </style:style>
    <style:style style:name="T5" style:family="text">
      <style:text-properties style:font-name="Snap ITC" fo:font-size="16pt" fo:font-style="normal" style:font-size-asian="16pt" style:font-style-asian="normal" style:font-size-complex="16pt" style:font-style-complex="normal"/>
    </style:style>
    <style:style style:name="T6" style:family="text">
      <style:text-properties style:font-name="Snap ITC" fo:font-size="16pt" fo:font-style="normal" fo:font-weight="bold" style:font-size-asian="16pt" style:font-style-asian="normal" style:font-weight-asian="bold" style:font-size-complex="16pt" style:font-style-complex="normal" style:font-weight-complex="bold"/>
    </style:style>
    <style:style style:name="T7" style:family="text">
      <style:text-properties style:font-name="Snap ITC" fo:font-size="20pt" fo:font-style="normal" style:text-underline-style="none" fo:font-weight="bold" style:font-size-asian="20pt" style:font-style-asian="normal" style:font-weight-asian="bold" style:font-size-complex="20pt" style:font-style-complex="normal" style:font-weight-complex="bold"/>
    </style:style>
    <style:style style:name="T8" style:family="text">
      <style:text-properties style:font-name="Curlz MT" fo:font-size="20pt" fo:font-style="normal" fo:font-weight="bold" style:font-size-asian="20pt" style:font-style-asian="normal" style:font-weight-asian="bold" style:font-size-complex="20pt" style:font-style-complex="normal" style:font-weight-complex="bold"/>
    </style:style>
    <style:style style:name="T9" style:family="text">
      <style:text-properties style:font-name="Curlz MT" fo:font-style="normal" style:font-style-asian="normal" style:font-style-complex="normal"/>
    </style:style>
    <style:style style:name="T10" style:family="text">
      <style:text-properties officeooo:rsid="001f21ec"/>
    </style:style>
    <style:style style:name="T11" style:family="text">
      <style:text-properties fo:color="#c9211e" loext:opacity="100%"/>
    </style:style>
    <style:style style:name="T12" style:family="text">
      <style:text-properties fo:color="#c9211e" loext:opacity="100%" officeooo:rsid="002390b7"/>
    </style:style>
    <style:style style:name="T13" style:family="text">
      <style:text-properties style:use-window-font-color="true" loext:opacity="0%"/>
    </style:style>
    <style:style style:name="T14" style:family="text">
      <style:text-properties style:use-window-font-color="true" loext:opacity="0%" officeooo:rsid="00217481"/>
    </style:style>
    <style:style style:name="T15" style:family="text">
      <style:text-properties style:use-window-font-color="true" loext:opacity="0%" fo:font-size="10pt" style:font-size-asian="10pt" style:font-size-complex="10pt"/>
    </style:style>
    <style:style style:name="T16" style:family="text">
      <style:text-properties style:use-window-font-color="true" loext:opacity="0%" fo:font-size="10pt" officeooo:rsid="00217481" style:font-size-asian="10pt" style:font-size-complex="10pt"/>
    </style:style>
    <style:style style:name="T17" style:family="text">
      <style:text-properties fo:font-size="10pt" style:font-size-asian="10pt" style:font-size-complex="10pt"/>
    </style:style>
    <style:style style:name="T18" style:family="text">
      <style:text-properties style:font-name="Snap ITC" fo:font-size="16pt"/>
    </style:style>
    <style:style style:name="T19" style:family="text">
      <style:text-properties style:font-name="Arial" fo:font-size="12pt"/>
    </style:style>
    <style:style style:name="T20" style:family="text">
      <style:text-properties style:font-name="Arial" fo:font-size="10pt" style:font-size-asian="10pt" style:font-size-complex="10pt"/>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elcome</text:p>
      <text:p text:style-name="P13"/>
      <text:p text:style-name="P3">Welcome to Python Programming Part 1!!!</text:p>
      <text:p text:style-name="P3"/>
      <text:p text:style-name="P10"><text:span text:style-name="T17">Well of course you want to know what you will learn right? You will learn how to write</text:span> <text:span text:style-name="T4">Python</text:span> <text:span text:style-name="T17">programs. We will be doing</text:span> <text:span text:style-name="T4">graphics and animation</text:span>. <text:span text:style-name="T17">Of course by doing all the above, you will have a glimpse into the world of </text:span><text:span text:style-name="T4">Computer Science</text:span>. <text:span text:style-name="T17">Who knows? Maybe one day you will be a software engineer working for Microsoft or EA. </text:span></text:p>
      <text:p text:style-name="P3"/>
      <text:p text:style-name="P6"><text:span text:style-name="T17">And most important of all, along the way, we will have lots of</text:span> <text:span text:style-name="T4">fun</text:span>.</text:p>
      <text:p text:style-name="P6"/>
      <text:p text:style-name="P3"/>
      <text:p text:style-name="P5">What you will need</text:p>
      <text:p text:style-name="P3"/>
      <text:p text:style-name="P3">You need the following to join the club:</text:p>
      <text:list text:style-name="L1">
        <text:list-item>
          <text:p text:style-name="P7"><text:span text:style-name="T4">PC</text:span>. <text:span text:style-name="T17">I'll assume that you have a Windows desktop or laptop machine. Specifically you're using</text:span><text:span text:style-name="T15"> Windows </text:span><text:span text:style-name="T16">10/11</text:span><text:span text:style-name="T15"> </text:span><text:span text:style-name="T17">as your operating system (OS). Don't worry if you don't know what OS you're using. If you do not know what you're using, then you're most probably using Windows.</text:span></text:p>
        </text:list-item>
        <text:list-item>
          <text:p text:style-name="P7"><text:span text:style-name="T4">Internet access</text:span>.<text:span text:style-name="T1"> </text:span><text:span text:style-name="T3">I assume you have fast internet access.</text:span></text:p>
        </text:list-item>
      </text:list>
      <text:p text:style-name="P6"/>
      <text:p text:style-name="P6"/>
      <text:p text:style-name="P5">Resources</text:p>
      <text:p text:style-name="P3"/>
      <text:p text:style-name="P3">There are many ways to learn Python programming. Since you're reading this page, I'm assuming that you're using my notes. They are designed to be covered in about 10<text:span text:style-name="T11">-</text:span><text:span text:style-name="T12">14</text:span> weeks.</text:p>
      <text:p text:style-name="P3"/>
      <text:p text:style-name="P3">FOR CCC<text:span text:style-name="T10">S</text:span>: If you're learning this in our Columbia College <text:span text:style-name="T10">Computer Science</text:span> Club (<text:span text:style-name="T10">CCCS</text:span>), then besides the notes you'll have the following resources:</text:p>
      <text:list text:style-name="L2">
        <text:list-item>
          <text:p text:style-name="P8"><text:span text:style-name="T17">During club meetings you will work in</text:span> <text:span text:style-name="T4">small groups</text:span>. <text:span text:style-name="T17">Learning from each other helps to speed up your learning process.</text:span></text:p>
        </text:list-item>
        <text:list-item>
          <text:p text:style-name="P8"><text:span text:style-name="T17">There are also</text:span> <text:span text:style-name="T4">mentors</text:span> <text:span text:style-name="T17">in the club that will help you learn. These mentors are Computer Science students in Columbia College.</text:span></text:p>
        </text:list-item>
        <text:list-item>
          <text:p text:style-name="P8"><text:span text:style-name="T17">The club maintains a </text:span><text:span text:style-name="T4">message board</text:span> <text:span text:style-name="T17">where you can interact outside the club meetings.</text:span></text:p>
        </text:list-item>
      </text:list>
      <text:p text:style-name="P3"/>
      <text:p text:style-name="P3">FOR CISS145:</text:p>
      <text:list text:style-name="L3">
        <text:list-item>
          <text:p text:style-name="P12">You are part of the class. There are other students in the class. So … get to know each other and learn together.</text:p>
        </text:list-item>
        <text:list-item>
          <text:p text:style-name="P12">Make full use of the class time or google group. Ask questions. <text:s/></text:p>
        </text:list-item>
      </text:list>
      <text:p text:style-name="P3"/>
      <text:p text:style-name="P3">All the notes are free. Furthermore, I have selected reading material and references so that you may deepen your mastery of the Python programming language. The extra references are freely available on the web. All these can be accessed through our club's web site.</text:p>
      <text:p text:style-name="P3"/>
      <text:p text:style-name="P5">What else you need before the fun begins</text:p>
      <text:p text:style-name="P3"/>
      <text:p text:style-name="P3">OK. So you have the equipment, you have the notes, and you're a member of <text:span text:style-name="T10">CCCS</text:span>. You're all fired up to have fun. But wait. There's something else ...</text:p>
      <text:p text:style-name="P6"><text:span text:style-name="T17">I need to talk about </text:span><text:span text:style-name="T7">you</text:span><text:span text:style-name="T8">.</text:span></text:p>
      <text:p text:style-name="P6"/>
      <text:p text:style-name="P3">Programming is like building something. While a electrical or computer engineer builds hardware (and more!), a software engineer builds software. Both hardware and software “thingies” that they build are like machines. </text:p>
      <text:p text:style-name="P3"/>
      <text:p text:style-name="P3">There are two main obstacles on your way to become a software engineer (and this is somewhat similar to the hardware engineers). First you will need to learn to use the tools. Next you need to know how to design a solution. You can think of your tools as things to help you transform your design to a real machine.</text:p>
      <text:p text:style-name="P3"/>
      <text:p text:style-name="P3">For writing programs in Python, the main tool will be a programming language called Python.</text:p>
      <text:p text:style-name="P3"/>
      <text:p text:style-name="P3"><draw:custom-shape text:anchor-type="paragraph" draw:z-index="0" draw:name="Shape1" draw:style-name="gr1" draw:text-style-name="P15" svg:width="2.524in" svg:height="1.9587in" svg:x="4.8465in" svg:y="0.2465in"><text:p text:style-name="P14"><text:span text:style-name="T18">Practice</text:span><text:span text:style-name="T19"> </text:span><text:span text:style-name="T20">here means </text:span></text:p><text:p text:style-name="P14"><text:span text:style-name="T20">whenever you see a</text:span></text:p><text:p text:style-name="P14"><text:span text:style-name="T18">computer program</text:span><text:span text:style-name="T19">, </text:span></text:p><text:p text:style-name="P14"><text:span text:style-name="T20">you</text:span><text:span text:style-name="T19"> </text:span><text:span text:style-name="T18">type</text:span><text:span text:style-name="T19"> </text:span><text:span text:style-name="T20">it,</text:span><text:span text:style-name="T19"> </text:span><text:span text:style-name="T18">run</text:span><text:span text:style-name="T20"> it, and </text:span></text:p><text:p text:style-name="P14"><text:span text:style-name="T18">understand</text:span><text:span text:style-name="T19"> </text:span><text:span text:style-name="T20">why it behaves </text:span></text:p><text:p text:style-name="P14"><text:span text:style-name="T20">that way. Don't just stare </text:span></text:p><text:p text:style-name="P14"><text:span text:style-name="T20">at the program.</text:span></text:p><draw:enhanced-geometry svg:viewBox="0 0 21600 21600" draw:text-areas="800 800 20800 20800" draw:type="round-rectangular-callout" draw:modifiers="-3541.56808803301 21584.68628146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earning a programming language is no different from learning any other human language. Certain words have special meanings. And you basically use these words to control the PC. (There are details ... but we can ignore them for the time being).</text:p>
      <text:p text:style-name="P3"/>
      <text:p text:style-name="P3">Designing a solution more or less means planning out what you want to do. This is much harder than learning the tools.</text:p>
      <text:p text:style-name="P3"/>
      <text:p text:style-name="P6"><draw:custom-shape text:anchor-type="paragraph" draw:z-index="1" draw:name="Shape2" draw:style-name="gr1" draw:text-style-name="P15" svg:width="2.524in" svg:height="1.4551in" svg:x="4.8465in" svg:y="1.0417in"><text:p text:style-name="P14"><text:span text:style-name="T18">Persevere</text:span><text:span text:style-name="T19"> </text:span><text:span text:style-name="T20">here means </text:span></text:p><text:p text:style-name="P14"><text:span text:style-name="T20">don't give up! Programming is</text:span></text:p><text:p text:style-name="P14"><text:span text:style-name="T20">partly like learning to use a new</text:span></text:p><text:p text:style-name="P14"><text:span text:style-name="T20">language. So the first few weeks</text:span></text:p><text:p text:style-name="P14"><text:span text:style-name="T20">will be difficult. After that, it get</text:span></text:p><text:p text:style-name="P14"><text:span text:style-name="T20">easier and easier.</text:span></text:p><draw:enhanced-geometry svg:viewBox="0 0 21600 21600" draw:text-areas="800 800 20800 20800" draw:type="round-rectangular-callout" draw:modifiers="-3095.90096286107 5420.61068702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17">But back to learning the language of Python. Much of learning the language is actually very simple. The only thing you need to do in order to know the language well is to</text:span> <text:span text:style-name="T5">practice</text:span><text:span text:style-name="T9"> </text:span><text:s/><text:span text:style-name="T17">using the language. Like learning any other language, this takes time. Much of remembering the words or grammar of a language involves repetitive usage. Therefore you need to</text:span> <text:span text:style-name="T5">persevere</text:span> <text:span text:style-name="T17">and</text:span> <text:span text:style-name="T5">be</text:span><text:span text:style-name="T6"> </text:span><text:span text:style-name="T5">patient</text:span>.<text:span text:style-name="T17"> I guarantee you that your patience will be greatly rewarded. </text:span></text:p>
      <text:p text:style-name="P3"/>
      <text:p text:style-name="P6"><text:span text:style-name="T17">Remember to make full use of the resources available.</text:span> <text:span text:style-name="T4">Read</text:span> <text:span text:style-name="T17">the notes and if necessary the references. Practice using the Python language to </text:span><text:span text:style-name="T4">solve problems</text:span> <text:span text:style-name="T17">given in the notes. </text:span><text:span text:style-name="T4">Ask</text:span> <text:span text:style-name="T17">questions. If you need help outside the</text:span> <text:span text:style-name="T17">meetings, use the message board. Let's not only have fun, but have fun together by learning together. Other members will be really grateful if you can answer their questions on the message board. </text:span></text:p>
      <text:p text:style-name="P3"/>
      <text:p text:style-name="P3">If you are determined to learn to program, then you will. Someone will be around to help you.</text:p>
      <text:p text:style-name="P3"/>
      <text:p text:style-name="P3">OK. Enough talk. Let the fun begi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urlz MT" svg:font-family="'Curlz MT'" style:font-family-generic="decorative" style:font-pitch="variable"/>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fo:color="#000000" loext:opacity="100%" officeooo:rsid="0022f743"/>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7"/><text:tab/>Welcome</text:p>
      </style:header>
      <style:footer>
        <text:p text:style-name="MP2">©Yihsiang Liow <text:tab/><text:page-number text:select-page="current">1</text:page-number> of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d6e8b0f3fc6e8af2b00cf4969fd0d2fa45b9a62e</meta:generator>
    <meta:initial-creator>Yihsiang Liow</meta:initial-creator>
    <meta:creation-date>2005-12-14T10:14:39</meta:creation-date>
    <dc:date>2024-07-17T14:04:18.730222717</dc:date>
    <dc:language>en-US</dc:language>
    <meta:editing-cycles>211</meta:editing-cycles>
    <meta:editing-duration>P3DT2H46M20S</meta:editing-duration>
    <meta:print-date>2024-07-04T12:36:34.542000000</meta:print-date>
    <meta:printed-by>PDF files</meta:printed-by>
    <meta:document-statistic meta:table-count="0" meta:image-count="0" meta:object-count="0" meta:page-count="4" meta:paragraph-count="32" meta:word-count="741" meta:character-count="4206" meta:non-whitespace-character-count="3478"/>
    <meta:user-defined meta:name="Info 1"/>
    <meta:user-defined meta:name="Info 2"/>
    <meta:user-defined meta:name="Info 3"/>
    <meta:user-defined meta:name="Info 4"/>
  </office:meta>
</office:document-meta>
</file>